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249f5" officeooo:paragraph-rsid="000249f5"/>
    </style:style>
    <style:style style:name="P2" style:family="paragraph" style:parent-style-name="Standard">
      <style:text-properties fo:font-weight="bold" officeooo:rsid="000249f5" officeooo:paragraph-rsid="000249f5" style:font-weight-asian="bold" style:font-weight-complex="bold"/>
    </style:style>
    <style:style style:name="P3" style:family="paragraph" style:parent-style-name="Standard" style:list-style-name="L2">
      <style:text-properties fo:font-weight="bold" officeooo:rsid="0003d10c" officeooo:paragraph-rsid="0003d10c" style:font-weight-asian="bold" style:font-weight-complex="bold"/>
    </style:style>
    <style:style style:name="P4" style:family="paragraph" style:parent-style-name="Standard">
      <style:text-properties officeooo:paragraph-rsid="000249f5"/>
    </style:style>
    <style:style style:name="P5" style:family="paragraph" style:parent-style-name="Standard" style:list-style-name="L1">
      <style:text-properties fo:font-weight="normal" officeooo:rsid="000249f5" officeooo:paragraph-rsid="000249f5" style:font-weight-asian="normal" style:font-weight-complex="normal"/>
    </style:style>
    <style:style style:name="T1" style:family="text">
      <style:text-properties fo:font-weight="bold" officeooo:rsid="000249f5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ktueller Stand</text:p>
      <text:list xml:id="list2066737364" text:style-name="L1">
        <text:list-item>
          <text:p text:style-name="P5">Eingabe Felder für Name, Preis, Menge, Beschreibung, Artikelnummer</text:p>
        </text:list-item>
        <text:list-item>
          <text:p text:style-name="P5">Eingegebene Daten werden in einem JTextArea ausgegeben</text:p>
        </text:list-item>
        <text:list-item>
          <text:p text:style-name="P5">Es können alle Daten in eine Datei gespeichert werden, diese anzeigen lassen und <text:s/>löschen</text:p>
        </text:list-item>
        <text:list-item>
          <text:p text:style-name="P5">Die Beschriftung der Eingabefelder können an bzw. ausgeschaltet werden</text:p>
        </text:list-item>
        <text:list-item>
          <text:p text:style-name="P5">Das löschen einzelner Produkten funktioniert noch nicht</text:p>
        </text:list-item>
      </text:list>
      <text:p text:style-name="P2"/>
      <text:p text:style-name="P4"><text:span text:style-name="T1">Programm Features die noch hinzugefügt werden</text:span></text:p>
      <text:list xml:id="list3717378725" text:style-name="L2">
        <text:list-item>
          <text:p text:style-name="P3"><text:span text:style-name="T2">Es wird noch ein Menü hinzugefügt</text:span></text:p>
        </text:list-item>
        <text:list-item>
          <text:p text:style-name="P3"><text:span text:style-name="T2">Die Simulation ist noch in der Entwicklungsphas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249f5" officeooo:paragraph-rsid="000249f5"/>
    </style:style>
    <style:style style:name="MT1" style:family="text">
      <style:text-properties fo:font-weight="bold" officeooo:rsid="000249f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Änderungsprotokoll<text:tab/></text:span></text:p>
      </style:header>
      <style:footer>
        <text:p text:style-name="MP1">Ben, Sebastian, Fyn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8:33:16.266770216</meta:creation-date>
    <dc:date>2022-04-18T18:47:27.769439833</dc:date>
    <meta:editing-duration>PT2M31S</meta:editing-duration>
    <meta:editing-cycles>1</meta:editing-cycles>
    <meta:document-statistic meta:table-count="0" meta:image-count="0" meta:object-count="0" meta:page-count="1" meta:paragraph-count="11" meta:word-count="77" meta:character-count="522" meta:non-whitespace-character-count="460"/>
    <meta:generator>LibreOffice/7.3.2.2$Linux_X86_64 LibreOffice_project/30$Build-2</meta:generator>
  </office:meta>
</office:document-meta>
</file>